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HP/MP of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00/00/0000</text:date>, <text:time style:data-style-name="N2" text:time-value="19:04:47.1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3-01-11T19:40:18.125000000</dc:date>
    <meta:editing-duration>P42DT19H49M12S</meta:editing-duration>
    <meta:editing-cycles>11</meta:editing-cycles>
    <meta:generator>LibreOffice/5.2.3.3$Windows_x86 LibreOffice_project/d54a8868f08a7b39642414cf2c8ef2f228f780cf</meta:generator>
    <meta:document-statistic meta:table-count="1" meta:cell-count="1632" meta:object-count="0"/>
  </office:meta>
</office:document-meta>
</file>